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0767f0" officeooo:paragraph-rsid="000767f0"/>
    </style:style>
    <style:style style:name="P2" style:family="paragraph" style:parent-style-name="Standard" style:list-style-name="L9">
      <style:text-properties officeooo:rsid="000767f0" officeooo:paragraph-rsid="000767f0"/>
    </style:style>
    <style:style style:name="P3" style:family="paragraph" style:parent-style-name="Text_20_body">
      <style:text-properties officeooo:rsid="000767f0" officeooo:paragraph-rsid="000767f0"/>
    </style:style>
    <style:style style:name="P4" style:family="paragraph" style:parent-style-name="Text_20_body">
      <style:text-properties officeooo:paragraph-rsid="000767f0"/>
    </style:style>
    <style:style style:name="P5" style:family="paragraph" style:parent-style-name="Text_20_body" style:list-style-name="L9">
      <style:paragraph-properties fo:padding="0.0193in" fo:border="0.06pt solid #d9d9e3"/>
    </style:style>
    <style:style style:name="P6" style:family="paragraph" style:parent-style-name="Text_20_body" style:list-style-name="L9">
      <style:paragraph-properties fo:padding="0.0193in" fo:border="0.06pt solid #d9d9e3"/>
      <style:text-properties officeooo:paragraph-rsid="000767f0"/>
    </style:style>
    <style:style style:name="P7" style:family="paragraph" style:parent-style-name="Text_20_body" style:list-style-name="L9">
      <style:paragraph-properties fo:padding="0.0193in" fo:border="0.06pt solid #d9d9e3"/>
      <style:text-properties fo:color="#000000" loext:opacity="100%" style:text-underline-style="none" fo:font-weight="normal" officeooo:paragraph-rsid="000767f0" style:font-weight-asian="normal" style:font-weight-complex="normal"/>
    </style:style>
    <style:style style:name="T1" style:family="text">
      <style:text-properties officeooo:rsid="000767f0"/>
    </style:style>
    <style:style style:name="T2" style:family="text">
      <style:text-properties fo:font-variant="normal" fo:text-transform="none" fo:color="#d1d5db" loext:opacity="100%" style:font-name="S hne" fo:font-size="12pt" fo:letter-spacing="normal" fo:font-style="normal"/>
    </style:style>
    <style:style style:name="T3" style:family="text">
      <style:text-properties fo:font-variant="normal" fo:text-transform="none" fo:color="#d1d5db" loext:opacity="100%" style:font-name="S hne" fo:font-size="12pt" fo:letter-spacing="normal" fo:font-style="normal" fo:font-weight="normal"/>
    </style:style>
    <style:style style:name="T4" style:family="text">
      <style:text-properties fo:font-variant="normal" fo:text-transform="none" style:font-name="S hne" fo:font-size="12pt" fo:letter-spacing="normal" fo:font-style="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g name: Cyber tech evolution</text:p>
      <text:p text:style-name="P1"/>
      <text:p text:style-name="P1">Tematics: technology, </text:p>
      <text:p text:style-name="P1"/>
      <text:p text:style-name="P1">Tags: </text:p>
      <text:p text:style-name="P1"/>
      <text:p text:style-name="P1"/>
      <text:list xml:id="list1597239792" text:style-name="L9">
        <text:list-item>
          <text:p text:style-name="P5">#Politic: Examination of the intersection between politics and technology. This includes how technology influences policy making, election processes, public opinion, and global diplomatic relations.</text:p>
        </text:list-item>
        <text:list-item>
          <text:p text:style-name="P2">#AI: All things associated with artificial intelligence. This includes advancements in AI technology, AI applications across industries, ethical considerations, and predictions for future developments.</text:p>
        </text:list-item>
        <text:list-item>
          <text:p text:style-name="P5">#Health: Exploration of how technology shapes health and wellness. This can cover areas such as telemedicine, health apps, digital health records, AI in diagnostics, and the impact of wearable tech on health monitoring.</text:p>
        </text:list-item>
        <text:list-item>
          <text:p text:style-name="P5">#History: A look back at the evolution of technology. This can include key breakthroughs, influential figures, past predictions and their outcomes, and retrospectives on how landmark technologies have reshaped society.</text:p>
        </text:list-item>
        <text:list-item>
          <text:p text:style-name="P5">#Cryptocurrency: Comprehensive coverage of digital currencies. This includes updates on popular cryptocurrencies like Bitcoin and Ethereum, news on emerging coins, investment tips, and discussion on the role of cryptocurrencies in the global economy.</text:p>
        </text:list-item>
        <text:list-item>
          <text:p text:style-name="P5">#Blockchain: In-depth discussion on blockchain technology. This includes how blockchain works, its applications beyond cryptocurrency, the latest blockchain developments, and its potential future impacts.</text:p>
        </text:list-item>
        <text:list-item>
          <text:p text:style-name="P5">#Money: Analysis of traditional financial systems from a technological perspective. This includes the digitization of money, the impact of technology on banking and transactions, and the future of cash in an increasingly digital world.</text:p>
        </text:list-item>
        <text:list-item>
          <text:p text:style-name="P5">#Bank: Examination of traditional banking systems through the lens of technology. This could encompass digital banking trends, FinTech innovations, cybersecurity in banking, and the transformation of customer banking experiences.</text:p>
        </text:list-item>
        <text:list-item>
          <text:p text:style-name="P5">#Economy: Discussion on the profound influence of technology on economies worldwide. This includes the role of tech in economic growth, job creation, industry disruption, and the rise of digital economies.</text:p>
        </text:list-item>
        <text:list-item>
          <text:p text:style-name="P6">#WEB3: Deep dive into the influence of Web3, or the decentralized internet. This includes the rise of decentralized applications (dApps), blockchain's role in Web3, the implications for data privacy and ownership, and predictions for this new phase of the internet.</text:p>
        </text:list-item>
        <text:list-item>
          <text:p text:style-name="P6"><text:span text:style-name="T1">#CyberSecurity: This relates to the protection of internet-connected systems, including hardware, software, and data, from cyber threats.</text:span></text:p>
        </text:list-item>
        <text:list-item>
          <text:p text:style-name="P6">#VR: Virtual Reality. This can cover topics related to immersive multimedia or computer-simulated life, replicating an environment that simulates physical presence in places in the real world or imagined worlds.</text:p>
        </text:list-item>
        <text:list-item>
          <text:p text:style-name="P6"><text:soft-page-break/>#Robotics: This refers to the design, construction, operation, and use of robots or automated technology.</text:p>
        </text:list-item>
        <text:list-item>
          <text:p text:style-name="P6">#GreenTech: This is about technology that is considered environmentally friendly based on its production process or supply chain.</text:p>
        </text:list-item>
        <text:list-item>
          <text:p text:style-name="P6">#StartUp: This could include stories, tips, and information about new businesses and the entrepreneurial world.</text:p>
        </text:list-item>
        <text:list-item>
          <text:p text:style-name="P6">#Coding: This can involve topics related to different programming languages, coding tutorials, and the latest trends in software development.</text:p>
        </text:list-item>
        <text:list-item>
          <text:p text:style-name="P6">#EduTech: This refers to the use of technology to improve education and learning processes.</text:p>
        </text:list-item>
        <text:list-item>
          <text:p text:style-name="P6">#SpaceTech: This involves topics related to space exploration technology, including satellites, rockets, space stations, and more.</text:p>
        </text:list-item>
        <text:list-item>
          <text:p text:style-name="P7"><text:span text:style-name="T4">#DarkWeb: Exploration of the hidden parts of the internet that are intentionally concealed and require specific software to access. This includes discussions around online privacy, cybersecurity, digital currencies, and the ethical and legal implications of dark web activities. Please note that this subject matter often involves content that is illegal or unethical, so it's important to approach this topic with caution and responsibility.</text:span> </text:p>
        </text:list-item>
      </text:list>
      <text:p text:style-name="P4"/>
      <text:p text:style-name="P4"/>
      <text:p text:style-name="P4"/>
      <text:p text:style-name="P4"/>
      <text:p text:style-name="P4"/>
      <text:p text:style-name="P4"/>
      <text:p text:style-name="P3"/>
      <text:p text:style-name="P1"><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0:30:15.093000000</meta:creation-date>
    <dc:date>2023-05-12T13:29:38.999000000</dc:date>
    <meta:editing-duration>PT2H59M25S</meta:editing-duration>
    <meta:editing-cycles>1</meta:editing-cycles>
    <meta:document-statistic meta:table-count="0" meta:image-count="0" meta:object-count="0" meta:page-count="2" meta:paragraph-count="23" meta:word-count="535" meta:character-count="3830" meta:non-whitespace-character-count="3332"/>
    <meta:generator>LibreOffice/7.5.2.2$Windows_X86_64 LibreOffice_project/53bb9681a964705cf672590721dbc85eb4d0c3a2</meta:generator>
  </office:meta>
</office:document-meta>
</file>